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2" style:family="paragraph"/>
    <style:style style:name="P8" style:parent-style-name="ListParagraph" style:list-style-name="LFO2" style:family="paragraph"/>
    <style:style style:name="P9" style:parent-style-name="ListParagraph" style:list-style-name="LFO2" style:family="paragraph"/>
    <style:style style:name="P10" style:parent-style-name="ListParagraph" style:list-style-name="LFO2" style:family="paragraph"/>
    <style:style style:name="P11" style:parent-style-name="ListParagraph" style:list-style-name="LFO2" style:family="paragraph"/>
    <style:style style:name="P12" style:parent-style-name="ListParagraph" style:list-style-name="LFO3" style:family="paragraph"/>
    <style:style style:name="P13" style:parent-style-name="ListParagraph" style:list-style-name="LFO3" style:family="paragraph"/>
    <style:style style:name="P14" style:parent-style-name="ListParagraph" style:list-style-name="LFO3" style:family="paragraph"/>
    <style:style style:name="P15" style:parent-style-name="ListParagraph" style:list-style-name="LFO3" style:family="paragraph"/>
    <style:style style:name="P16" style:parent-style-name="ListParagraph" style:list-style-name="LFO3" style:family="paragraph"/>
    <style:style style:name="P17" style:parent-style-name="ListParagraph" style:list-style-name="LFO3" style:family="paragraph"/>
    <style:style style:name="P18" style:parent-style-name="ListParagraph" style:list-style-name="LFO3" style:family="paragraph"/>
    <style:style style:name="P19" style:parent-style-name="ListParagraph" style:list-style-name="LFO3" style:family="paragraph">
      <style:paragraph-properties fo:margin-left="0.8861in">
        <style:tab-stops/>
      </style:paragraph-properties>
    </style:style>
    <style:style style:name="P20" style:parent-style-name="ListParagraph" style:list-style-name="LFO3" style:family="paragraph">
      <style:paragraph-properties fo:margin-left="0.8861in">
        <style:tab-stops/>
      </style:paragraph-properties>
    </style:style>
    <style:style style:name="P21" style:parent-style-name="Normal" style:family="paragraph">
      <style:paragraph-properties fo:margin-left="0.4916in">
        <style:tab-stops/>
      </style:paragraph-properties>
    </style:style>
    <style:style style:name="P22" style:parent-style-name="ListParagraph" style:list-style-name="LFO4" style:family="paragraph">
      <style:paragraph-properties fo:margin-left="0.8861in">
        <style:tab-stops/>
      </style:paragraph-properties>
    </style:style>
    <style:style style:name="P23" style:parent-style-name="ListParagraph" style:list-style-name="LFO4" style:family="paragraph">
      <style:paragraph-properties fo:margin-left="0.8861in">
        <style:tab-stops/>
      </style:paragraph-properties>
    </style:style>
    <style:style style:name="P24" style:parent-style-name="ListParagraph" style:list-style-name="LFO6" style:family="paragraph"/>
    <style:style style:name="P25" style:parent-style-name="ListParagraph" style:list-style-name="LFO6" style:family="paragraph"/>
    <style:style style:name="P26" style:parent-style-name="ListParagraph" style:list-style-name="LFO6" style:family="paragraph"/>
    <style:style style:name="P27" style:parent-style-name="ListParagraph" style:list-style-name="LFO7" style:family="paragraph"/>
    <style:style style:name="P28" style:parent-style-name="ListParagraph" style:list-style-name="LFO7" style:family="paragraph"/>
    <style:style style:name="P29" style:parent-style-name="ListParagraph" style:list-style-name="LFO8" style:family="paragraph"/>
    <style:style style:name="P30" style:parent-style-name="ListParagraph" style:list-style-name="LFO8" style:family="paragraph"/>
    <style:style style:name="P31" style:parent-style-name="ListParagraph" style:list-style-name="LFO12" style:family="paragraph"/>
    <style:style style:name="P32" style:parent-style-name="Normal" style:family="paragraph">
      <style:text-properties fo:font-weight="bold" style:font-weight-asian="bold"/>
    </style:style>
    <style:style style:name="P33" style:parent-style-name="Normal" style:family="paragraph">
      <style:paragraph-properties fo:margin-left="0.1972in">
        <style:tab-stops/>
      </style:paragraph-properties>
    </style:style>
    <style:style style:name="T34" style:parent-style-name="DefaultParagraphFont" style:family="text">
      <style:text-properties style:text-position="super 66.6%"/>
    </style:style>
    <style:style style:name="P35" style:parent-style-name="ListParagraph" style:list-style-name="LFO3" style:family="paragraph"/>
    <style:style style:name="P36" style:parent-style-name="ListParagraph" style:list-style-name="LFO3" style:family="paragraph"/>
    <style:style style:name="P37" style:parent-style-name="ListParagraph" style:list-style-name="LFO5" style:family="paragraph"/>
    <style:style style:name="P38" style:parent-style-name="ListParagraph" style:list-style-name="LFO5" style:family="paragraph"/>
    <style:style style:name="P39" style:parent-style-name="Normal" style:family="paragraph">
      <style:text-properties fo:font-weight="bold" style:font-weight-asian="bold"/>
    </style:style>
    <style:style style:name="P40" style:parent-style-name="Normal" style:family="paragraph">
      <style:text-properties fo:font-weight="bold" style:font-weight-asian="bold"/>
    </style:style>
    <style:style style:name="P41" style:parent-style-name="ListParagraph" style:list-style-name="LFO9" style:family="paragraph"/>
    <style:style style:name="P42" style:parent-style-name="ListParagraph" style:list-style-name="LFO9" style:family="paragraph"/>
    <style:style style:name="P43" style:parent-style-name="ListParagraph" style:list-style-name="LFO9" style:family="paragraph"/>
    <style:style style:name="P44" style:parent-style-name="ListParagraph" style:list-style-name="LFO10" style:family="paragraph"/>
    <style:style style:name="P45" style:parent-style-name="ListParagraph" style:list-style-name="LFO10" style:family="paragraph"/>
    <style:style style:name="P46" style:parent-style-name="ListParagraph" style:list-style-name="LFO10" style:family="paragraph"/>
    <style:style style:name="P47" style:parent-style-name="ListParagraph" style:list-style-name="LFO10" style:family="paragraph"/>
    <style:style style:name="P48" style:parent-style-name="ListParagraph" style:list-style-name="LFO10" style:family="paragraph"/>
    <style:style style:name="T49" style:parent-style-name="DefaultParagraphFont" style:family="text">
      <style:text-properties fo:background-color="#FFFF00"/>
    </style:style>
    <style:style style:name="P50" style:parent-style-name="ListParagraph" style:list-style-name="LFO10" style:family="paragraph"/>
    <style:style style:name="P51" style:parent-style-name="ListParagraph" style:list-style-name="LFO11" style:family="paragraph"/>
    <style:style style:name="P52" style:parent-style-name="ListParagraph" style:list-style-name="LFO11" style:family="paragraph"/>
    <style:style style:name="P53" style:parent-style-name="ListParagraph" style:list-style-name="LFO11" style:family="paragraph"/>
    <style:style style:name="P54" style:parent-style-name="ListParagraph" style:list-style-name="LFO11" style:family="paragraph"/>
    <style:style style:name="P55" style:parent-style-name="ListParagraph" style:list-style-name="LFO11" style:family="paragraph"/>
  </office:automatic-styles>
  <office:body>
    <office:text text:use-soft-page-breaks="true">
      <text:p text:style-name="P1">IF<text:s/>interno</text:p>
      <text:p text:style-name="Normal">THEN<text:s/></text:p>
      <text:list text:style-name="LFO1" text:continue-numbering="true">
        <text:list-item>
          <text:p text:style-name="P2">la stanza non può essere un balcone<text:s/>o terrazzo</text:p>
        </text:list-item>
        <text:list-item>
          <text:p text:style-name="P3">potrebbe essere richiesto oltre al pavimento anche il rivestimento</text:p>
        </text:list-item>
        <text:list-item>
          <text:p text:style-name="P4">si usano piastrelle da interno</text:p>
        </text:list-item>
        <text:list-item>
          <text:p text:style-name="P5">si usano colle e fuganti da interno (non antigelive)</text:p>
        </text:list-item>
        <text:list-item>
          <text:p text:style-name="P6">niente pendenza</text:p>
        </text:list-item>
      </text:list>
      <text:p text:style-name="Normal"/>
      <text:p text:style-name="Normal">IF esterno</text:p>
      <text:list text:style-name="LFO2" text:continue-numbering="true">
        <text:list-item>
          <text:p text:style-name="P7">la stanza sarà un balcone o terrazzo</text:p>
        </text:list-item>
        <text:list-item>
          <text:p text:style-name="P8">potrebbe essere richiesto oltre al pavimento anche il rivestimento</text:p>
        </text:list-item>
        <text:list-item>
          <text:p text:style-name="P9">piastrelle<text:s/>da esterno</text:p>
        </text:list-item>
        <text:list-item>
          <text:p text:style-name="P10">colle e fuganti appositi<text:s/>(antigelivi)</text:p>
        </text:list-item>
        <text:list-item>
          <text:p text:style-name="P11">si devono mettere le piastrelle in modo che l’acqua scivoli (pendenza)</text:p>
        </text:list-item>
      </text:list>
      <text:p text:style-name="Normal"/>
      <text:p text:style-name="Normal">IF<text:s/>decorazioni</text:p>
      <text:list text:style-name="LFO3" text:continue-numbering="true">
        <text:list-item>
          <text:p text:style-name="P12">decidere prima come posizionarle<text:s/>(posa di prova)<text:s/>e poi procedere alla posa con colla, il resto del pavimento va raccordato ad esso.</text:p>
        </text:list-item>
      </text:list>
      <text:p text:style-name="Normal"/>
      <text:p text:style-name="Normal">IF giunti<text:s/>obliqui (diagonale)</text:p>
      <text:list text:style-name="LFO3" text:continue-numbering="true">
        <text:list-item>
          <text:p text:style-name="P13">15% in più di piastrelle</text:p>
        </text:list-item>
        <text:list-item>
          <text:p text:style-name="P14">Imperfezioni camuffate</text:p>
        </text:list-item>
        <text:list-item>
          <text:p text:style-name="P15"/>
        </text:list-item>
      </text:list>
      <text:p text:style-name="Normal"/>
      <text:p text:style-name="Normal">IF giunti dritti, spina di pesce dritta o obliqua</text:p>
      <text:list text:style-name="LFO3" text:continue-numbering="true">
        <text:list-item>
          <text:p text:style-name="P16">5-10% di piastrelle in più</text:p>
        </text:list-item>
      </text:list>
      <text:p text:style-name="Normal"/>
      <text:p text:style-name="Normal">IF giunti sfalsati</text:p>
      <text:list text:style-name="LFO3" text:continue-numbering="true">
        <text:list-item>
          <text:p text:style-name="P17">10% di piastrelle in più</text:p>
        </text:list-item>
      </text:list>
      <text:p text:style-name="Normal"/>
      <text:p text:style-name="Normal">IF utente esperto</text:p>
      <text:list text:style-name="LFO3" text:continue-numbering="true">
        <text:list-item>
          <text:p text:style-name="P18">Fornire più indicazioni, anche su cose ovvie.</text:p>
        </text:list-item>
      </text:list>
      <text:p text:style-name="Normal"/>
      <text:p text:style-name="Normal">IF pavimento presente</text:p>
      <text:p text:style-name="Normal"><text:tab/>IF non si vuole toglierlo</text:p>
      <text:list text:style-name="LFO3" text:continue-numbering="true">
        <text:list-item>
          <text:p text:style-name="P19">Usare colla adatta (in genere le colle sono multipurpose)</text:p>
        </text:list-item>
        <text:list-item>
          <text:p text:style-name="P20">Avvertire l’utente che si alzerà di qualche centimetro, quindi le porte dovranno essere alzate e ci sarà una differenza di livello con le altre stanze, se esse sono comunicanti.</text:p>
        </text:list-item>
      </text:list>
      <text:p text:style-name="P21">ELSE</text:p>
      <text:list text:style-name="LFO4" text:continue-numbering="true">
        <text:list-item>
          <text:p text:style-name="P22">Procedere a togliere il vecchio pavimento, battiscopa e, eventualmente rivestimento.</text:p>
        </text:list-item>
        <text:list-item>
          <text:p text:style-name="P23">Continuare normalmente</text:p>
        </text:list-item>
      </text:list>
      <text:p text:style-name="Normal"/>
      <text:p text:style-name="Normal">IF pavimento non presente</text:p>
      <text:list text:style-name="LFO6" text:continue-numbering="true">
        <text:list-item>
          <text:p text:style-name="P24">Procedere normalmente</text:p>
        </text:list-item>
      </text:list>
      <text:p text:style-name="Normal"/>
      <text:p text:style-name="Normal">IF piastrella quadrata</text:p>
      <text:list text:style-name="LFO6" text:continue-numbering="true">
        <text:list-item>
          <text:p text:style-name="P25">Posa giunti dritti, sfalsati (poco usata), obliqua</text:p>
        </text:list-item>
        <text:list-item>
          <text:p text:style-name="P26">No spina pesce</text:p>
        </text:list-item>
      </text:list>
      <text:p text:style-name="Normal"/>
      <text:p text:style-name="Normal">IF piastrella rettangolare</text:p>
      <text:list text:style-name="LFO7" text:continue-numbering="true">
        <text:list-item>
          <text:p text:style-name="P27">Posa giunti sfalsati, dritti, spina pesce obliqua e dritta</text:p>
        </text:list-item>
        <text:list-item>
          <text:p text:style-name="P28">No obliqua</text:p>
        </text:list-item>
      </text:list>
      <text:p text:style-name="Normal"/>
      <text:p text:style-name="Normal">IF altre piastrelle (con tozzetti o altro)</text:p>
      <text:list text:style-name="LFO8" text:continue-numbering="true">
        <text:list-item>
          <text:p text:style-name="P29">Vedere il loro posizionamento</text:p>
        </text:list-item>
        <text:list-item>
          <text:p text:style-name="P30">Far vedere partenza generale e posa generale</text:p>
        </text:list-item>
      </text:list>
      <text:p text:style-name="Normal"/>
      <text:p text:style-name="Normal">IF massetto a livello (fare domanda)</text:p>
      <text:list text:style-name="LFO12" text:continue-numbering="true">
        <text:list-item>
          <text:p text:style-name="P31">Procedere normalmente</text:p>
        </text:list-item>
      </text:list>
      <text:p text:style-name="Normal"/>
      <text:p text:style-name="Normal"/>
      <text:p text:style-name="P32">Dimensioni stanza</text:p>
      <text:p text:style-name="P33">Servono per il calcolo dei m<text:span text:style-name="T34">2</text:span><text:s/>di piastrelle da prendere:</text:p>
      <text:list text:style-name="LFO3" text:continue-numbering="true">
        <text:list-item>
          <text:p text:style-name="P35">Bisogna considerare la forma della superficie da piastrellare senza considerare eventuali ostacoli, tipo caminetti, pilastri o altro, mentre bisogna tenere in considerazione eventuali rientrante dei muri, tipo per piccole credenze, ripostigli o armadi.</text:p>
        </text:list-item>
        <text:list-item>
          <text:p text:style-name="P36">Di questa forma bisogna calcolare l’area e aggiungere una percentuale diversa a seconda del tipo di posa (a giunti dritti, sfalsati, etc).</text:p>
        </text:list-item>
      </text:list>
      <text:p text:style-name="Normal"/>
      <text:p text:style-name="Normal">IF rivestimento</text:p>
      <text:list text:style-name="LFO5" text:continue-numbering="true">
        <text:list-item>
          <text:p text:style-name="P37">Non si può incollare su quello già presente, ma lo si deve rimuovere prima.</text:p>
        </text:list-item>
        <text:list-item>
          <text:p text:style-name="P38">Fare prima il pavimento</text:p>
        </text:list-item>
      </text:list>
      <text:p text:style-name="Normal"/>
      <text:p text:style-name="P39">Dopo aver fatto tutto il preambolo</text:p>
      <text:p text:style-name="P40">THEN partenza</text:p>
      <text:p text:style-name="Normal"/>
      <text:p text:style-name="Normal">IF partenza (come partire con la posa)</text:p>
      <text:list text:style-name="LFO9" text:continue-numbering="true">
        <text:list-item>
          <text:p text:style-name="P41">Conviene effettuare prima una posa di prova</text:p>
        </text:list-item>
        <text:list-item>
          <text:p text:style-name="P42">Smontare porte ed eliminare gli elementi che potrebbero impedire di procedere</text:p>
        </text:list-item>
        <text:list-item>
          <text:p text:style-name="P43">Controllare gli angoli e trovare uno a squadro: partire generalmente da questo.</text:p>
        </text:list-item>
      </text:list>
      <text:p text:style-name="Normal"><text:tab/>IF giunti dritti</text:p>
      <text:list text:style-name="LFO10" text:continue-numbering="true">
        <text:list-item>
          <text:p text:style-name="P44">Se la stanza è collegata ad un’altra con un pavimento diverso, conviene partire con il mattone intero proprio da quel confine.<text:s/></text:p>
        </text:list-item>
        <text:list-item>
          <text:p text:style-name="P45">In generale si parte<text:s/>dalla porta: si delinea l’asse principale<text:s/>mettendo la prima fila di mattoni. Si parte da un angolo, oppure si posizionano le piastrelle intere in modo che siano centrali rispetto alla entrata della porta.</text:p>
        </text:list-item>
        <text:list-item>
          <text:p text:style-name="P46">Si pongono poi due mattoni alle estremità e si riempie la fila posizionando i mattoni interni.</text:p>
        </text:list-item>
        <text:list-item>
          <text:p text:style-name="P47">Si può usare una riga di alluminio per garantire l’allineamento.</text:p>
        </text:list-item>
        <text:list-item>
          <text:p text:style-name="P48"><text:span text:style-name="T49">Per evitare di andare</text:span><text:s/>storto nella posa<text:s/>delle piastrelle nella posizione</text:p>
        </text:list-item>
        <text:list-item>
          <text:p text:style-name="P50"/>
        </text:list-item>
      </text:list>
      <text:p text:style-name="Normal"/>
      <text:p text:style-name="Normal"><text:tab/>IF giunti sfalsati</text:p>
      <text:list text:style-name="LFO11" text:continue-numbering="true">
        <text:list-item>
          <text:p text:style-name="P51"/>
        </text:list-item>
      </text:list>
      <text:p text:style-name="Normal"/>
      <text:p text:style-name="Normal"><text:tab/>IF giunti obliqui</text:p>
      <text:list text:style-name="LFO11" text:continue-numbering="true">
        <text:list-item>
          <text:p text:style-name="P52"/>
        </text:list-item>
      </text:list>
      <text:p text:style-name="Normal"/>
      <text:p text:style-name="Normal"><text:tab/>IF giunti spina di pesce dritti</text:p>
      <text:list text:style-name="LFO11" text:continue-numbering="true">
        <text:list-item>
          <text:p text:style-name="P53"/>
        </text:list-item>
      </text:list>
      <text:p text:style-name="Normal"/>
      <text:p text:style-name="Normal"><text:tab/>IF giunti spina di pesce obliqui</text:p>
      <text:list text:style-name="LFO11" text:continue-numbering="true">
        <text:list-item>
          <text:p text:style-name="P54">Sdas</text:p>
        </text:list-item>
      </text:list>
      <text:p text:style-name="Normal"/>
      <text:p text:style-name="Normal">IF partenza terminata<text:s/></text:p>
      <text:list text:style-name="LFO11" text:continue-numbering="true">
        <text:list-item>
          <text:p text:style-name="P55">Bagnare la superficie<text:s/>su cui andranno posate le piastre</text:p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style:language-asian="en" style:country-asian="US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io Lategano</meta:initial-creator>
    <dc:creator>Antonio Lategano</dc:creator>
    <meta:creation-date>2016-10-03T21:27:00Z</meta:creation-date>
    <dc:date>2016-10-03T21:27:00Z</dc:date>
    <meta:template xlink:href="Normal.dotm" xlink:type="simple"/>
    <meta:editing-cycles>2</meta:editing-cycles>
    <meta:editing-duration>PT0S</meta:editing-duration>
    <meta:document-statistic meta:page-count="1" meta:paragraph-count="6" meta:word-count="506" meta:character-count="3387" meta:row-count="24" meta:non-whitespace-character-count="2887"/>
  </office:meta>
</office:document-meta>
</file>